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d2317b" style:font-name="SFMono-Regular" fo:font-size="8.25pt" fo:letter-spacing="normal" fo:font-style="normal" fo:font-weight="normal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d2317b" style:font-name="SFMono-Regular" fo:font-size="8.25pt" fo:letter-spacing="normal" fo:font-style="normal" fo:font-weight="normal" officeooo:paragraph-rsid="00130c43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d2317b" style:font-name="SFMono-Regular" fo:font-size="8.25pt" fo:letter-spacing="normal" fo:font-style="normal" fo:font-weight="normal" officeooo:paragraph-rsid="001496b7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d2317b" style:font-name="SFMono-Regular" fo:font-size="8.25pt" fo:letter-spacing="normal" fo:font-style="normal" fo:font-weight="normal" officeooo:rsid="00126769" officeooo:paragraph-rsid="00126769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d2317b" style:font-name="SFMono-Regular" fo:font-size="8.25pt" fo:letter-spacing="normal" fo:font-style="normal" fo:font-weight="normal" officeooo:rsid="0012c5e1" officeooo:paragraph-rsid="0012c5e1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d2317b" style:font-name="SFMono-Regular" fo:font-size="8.25pt" fo:letter-spacing="normal" fo:font-style="normal" fo:font-weight="normal" officeooo:rsid="0012ee86" officeooo:paragraph-rsid="0012ee86"/>
    </style:style>
    <style:style style:name="T1" style:family="text">
      <style:text-properties officeooo:rsid="0012403f"/>
    </style:style>
    <style:style style:name="T2" style:family="text">
      <style:text-properties officeooo:rsid="00130c43"/>
    </style:style>
    <style:style style:name="T3" style:family="text">
      <style:text-properties officeooo:rsid="001496b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doo_key:</text:span> c340eba1dd25803c870502899ead6bd2d18fb915</text:p>
      <text:p text:style-name="P4">Odoo db = tnfy-gw53-69xb</text:p>
      <text:p text:style-name="P5">Odoo add_ons path: '/usr/lib/python3/dist-packages/odoo/addons', '/var/lib/odoo/.local/share/Odoo/addons/15.0'</text:p>
      <text:p text:style-name="P5"/>
      <text:p text:style-name="P6">Odoo new = dfbi-as2a-evbm</text:p>
      <text:p text:style-name="P6"/>
      <text:p text:style-name="P2"><text:span text:style-name="T2">api = </text:span>a9160f83e89d14ac6d8032b967f570f8de8c8c62</text:p>
      <text:p text:style-name="P2"/>
      <text:p text:style-name="P3"><text:span text:style-name="T3">new_api =</text:span>bb917e06f83da3468170defdb0155aa080cc5d2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0T09:18:30.320652684</meta:creation-date>
    <dc:date>2022-06-17T15:56:47.650702279</dc:date>
    <meta:editing-duration>PT26M15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6" meta:word-count="20" meta:character-count="304" meta:non-whitespace-character-count="290"/>
  </office:meta>
</office:document-meta>
</file>